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2c53" officeooo:paragraph-rsid="00002c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Ծրագրի պահանջի փաստաթուղթ</text:p>
      <text:p text:style-name="P1"/>
      <text:p text:style-name="P1"/>
      <text:p text:style-name="P1"><text:tab/>1. Կայքի տեսքը․</text:p>
      <text:p text:style-name="P1"><text:tab/>Սկզբնական էջում լինի դաշտեր, որոնց օգնությամբ օգտվողը կկարողանա ընտրել ապրանքատեսակների վաճառք և ետ գնում,լինի ապրանքի արժեքի,վճարվելիք ԱԱՀ վերաբերյալ տեղեկատվություն, ինչպես նաև պահեստում մնացորդի վերաբերյալ ինֆորմացիա ։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Պատվիրատու՝ <text:s/>Անթառամ ՍՊԸ <text:s text:c="13"/>Կատարող՝ <text:s/>Instigate mobile <text:s text:c="11"/></text:p>
      <text:p text:style-name="P1"/>
      <text:p text:style-name="P1"><text:s text:c="9"/>֊֊֊֊֊֊֊֊֊֊֊֊֊֊֊֊֊֊֊֊֊֊֊֊֊֊֊֊֊ <text:s text:c="9"/>֊֊֊֊֊֊֊֊֊֊֊֊֊֊֊֊֊֊֊֊֊֊֊֊֊֊֊֊֊֊֊ <text:s text:c="3"/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5.Հունիս 2018թ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00:17:48.736788444</dc:date>
    <meta:editing-duration>PT2M10S</meta:editing-duration>
    <meta:editing-cycles>1</meta:editing-cycles>
    <meta:document-statistic meta:table-count="0" meta:image-count="0" meta:object-count="0" meta:page-count="1" meta:paragraph-count="7" meta:word-count="42" meta:character-count="483" meta:non-whitespace-character-count="351"/>
    <meta:generator>LibreOffice/5.1.6.2$Linux_X86_64 LibreOffice_project/10m0$Build-2</meta:generator>
  </office:meta>
</office:document-meta>
</file>